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paragraph-properties fo:break-before="page"/>
    </style:style>
    <style:style style:name="P2" style:family="paragraph" style:parent-style-name="Título_20_1" style:master-page-name="MP0">
      <style:paragraph-properties style:page-number="auto" fo:break-before="page"/>
    </style:style>
    <style:style style:name="P3" style:family="paragraph" style:parent-style-name="UBUcuerpoTrabajo" style:list-style-name="L1"/>
    <style:style style:name="T1" style:family="text">
      <style:text-properties fo:font-style="normal" style:font-style-asian="normal" style:font-style-complex="normal"/>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Conceptos teóricos</text:h>
      <text:p text:style-name="UBUcuerpoTrabajo">{En aquellos proyectos que necesiten para su comprensión y desarrollo de unos conceptos teóricos de una determinada materia o de un determinado dominio de conocimiento, debe existir un apartado que sintetice dichos conceptos.}</text:p>
      <text:h text:style-name="Título_20_2" text:outline-level="2"><text:span text:style-name="Fuente_20_de_20_párrafo_20_predeter."><text:span text:style-name="T1">EPUB</text:span></text:span><text:span text:style-name="Ref._20_de_20_nota_20_al_20_pie"><text:span text:style-name="T1"><text:note text:id="ftn1" text:note-class="footnote"><text:note-citation>1</text:note-citation><text:note-body><text:p text:style-name="Footnote">Estilo de párrafo «Encabezado 2» numerado esquema, alineado a la izquierda, sangría 0'75, 1º línea -0'25; espacio antes del párrafo 0'6, después del párrafo 0'2cm; fuente sans serif 15 negrita<text:line-break/>Estilo de párrafo «Encabezado 3» (y siguientes) numerado esquema, alineado a la izquierda, sangría 0'75, 1º línea <text:s/>-0'25; espacio antes del párrafo 0'42, después del párrafo 0'2cm; fuente sans serif 14 negrita</text:p></text:note-body></text:note></text:span></text:span></text:h>
      <text:p text:style-name="UBUcuerpoTrabajo">EPUB es un formato de libro electrónico que se convirtió en el formato estándar del Foro Internacional de Publicaciones Digitales (IDPF) en el año 2007 y sigue vigente hasta la fecha.(1)</text:p>
      <text:p text:style-name="UBUcuerpoTrabajo">La última gran versión es EPUB 3, esta versión consiste en 4 especificaciones que definen un aspecto importante sobre las publicaciones EPUB. Estas son:</text:p>
      <text:list xml:id="list7514306295567756736" text:style-name="L1">
        <text:list-item>
          <text:p text:style-name="P3">EPUB Publications, que define las semánticas a nivel de publicación y los requerimientos de conformidad general para publicaciones EPUB.</text:p>
        </text:list-item>
        <text:list-item>
          <text:p text:style-name="P3">EPUB Content Documents, que definen los perfiles de XHTML, SVG y CSS para su uso en las publicaciones EPUB.</text:p>
        </text:list-item>
        <text:list-item>
          <text:p text:style-name="P3">EPUB Open Container Format, que define el formato del fichero y un modelo de procesado para el encapsulamiento de una serie de recursos relacionados en un solo fichero.</text:p>
        </text:list-item>
        <text:list-item>
          <text:p text:style-name="P3">EPUB Media Overlays, que define un formato y un modelo de procesamiento para la sincronización de texto y audio.</text:p>
        </text:list-item>
      </text:list>
      <text:p text:style-name="UBUcuerpoTrabajo">Los recursos de las publicaciones están normalmente empaquetados como un archivo basado en ZIP, que tiene una extensión “.epub”. El Container Format provee una forma de determinar que el contenido de un fichero ZIP representa a una publicación EPUB, y también provee un directorio con un nombre predefinido que posee recursos informativos(“/META-INF”), el fichero clave de este directorio es “container.xml” que dirige al sistema de lectura al archivo raiz de la publicación, el Package Document. El Package Document, cononido como “EPUB Navigation Document”, especifica todos los documentos de contenido que constituyen la publicación y los recursos que necesitan, además un orden de lectura por defecto, este es un documento XHTML con una extensión “.opf” (también puede ser un archivo “.ncx” que se utiliza por compatibilidad con versiones anteriores de EPUB), este fichero contiene una etiqueta conocida como spine que contiene el orden a seguir. Los EPUB también contienen uno o varios ficheros conocidos como EPUB Content Documents, que son ficheros de formato XHTML o SVG que describen el contenido leible de una publicación y hacen referencia a los archivos multimedia asociados a estos.(2)</text:p>
      <text:p text:style-name="UBUcuerpoTrabajo"/>
      <text:h text:style-name="Título_20_2" text:outline-level="2">Almacenamiento de la información<text:span text:style-name="Ref._20_de_20_nota_20_al_20_pie"><text:note text:id="ftn2" text:note-class="footnote"><text:note-citation>2</text:note-citation><text:note-body><text:p text:style-name="Footnote">Ejemplo de contenido (bórrese)</text:p></text:note-body></text:note></text:span></text:h>
      <text:p text:style-name="UBUcuerpoTrabajo">{Los ordenadores almacenan la información en soportes magnéticos, internos al ordenador o externos, como los de la Error: No se encuentra la fuente de referencia.<text:span text:style-name="Ref._20_de_20_nota_20_al_20_pie"><text:note text:id="ftn3" text:note-class="footnote"><text:note-citation>3</text:note-citation><text:note-body><text:p text:style-name="Footnote">Los estilos «etiqueta» para los pies de ilustraciones y tabla debe ser centrados y de 10'5puntos en negrita <text:line-break/>Todas las ilustraciones, tablas y otros elementos similares deben tener un título identificativo y un número para hacer referencia a ella .<text:line-break/>Respecto a las ilustraciones que se correspondan con gráficos deben corresponderse con imágenes de calidad 1200dpi y mantener su tamaño original (habrá una capeta con las imágenes usadas en la documentación).</text:p></text:note-body></text:note></text:span>}</text:p>
      <text:h text:style-name="Título_20_2" text:outline-level="2">Concepto C</text:h>
      <text:p text:style-name="UBUcuerpoTrabajo">{}</text:p>
      <text:p text:style-name="P1"/>
      <text:h text:style-name="Título_20_1" text:outline-level="1">Referencias</text:h>
      <text:p text:style-name="Bibliografía">1. <text:tab/>EPUB. En: Wikipedia [Internet]. 2019 [citado 18 de enero de 2019]. Disponible en: https://en.wikipedia.org/w/index.php?title=EPUB&amp;oldid=878221726</text:p>
      <text:p text:style-name="Bibliografía">2. <text:tab/>EPUB 3 Overview [Internet]. [citado 18 de enero de 2019]. Disponible en: http://www.idpf.org/epub/30/spec/epub30-overview.html#sec-nav</text:p>
      <text:p text:style-name="UBUcuerpoTrabaj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ES"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ítulo_20_1" style:display-name="Título 1" style:family="paragraph" style:parent-style-name="Heading" style:next-style-name="UBUcuerpoTrabajo" style:default-outline-level="1">
      <style:paragraph-properties fo:margin-top="0.42cm" fo:margin-bottom="0.21cm" fo:hyphenation-ladder-count="no-limit"/>
      <style:text-properties fo:font-weight="bold" style:font-weight-asian="bold" style:font-weight-complex="bold" fo:hyphenate="false" fo:hyphenation-remain-char-count="0" fo:hyphenation-push-char-count="0"/>
    </style:style>
    <style:style style:name="Título_20_2" style:display-name="Título 2" style:family="paragraph" style:parent-style-name="Heading" style:next-style-name="Text_20_body" style:default-outline-level="2">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UBUcuerpoTrabajo" style:family="paragraph" style:parent-style-name="Text_20_body">
      <style:paragraph-properties fo:margin-left="0cm" fo:margin-right="0cm" fo:margin-top="0cm" fo:margin-bottom="0cm" fo:hyphenation-ladder-count="no-limit" fo:text-indent="0.499cm" style:auto-text-indent="false"/>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Descripción" style:class="extra">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Bibliografía" style:family="paragraph" style:parent-style-name="Normal" style:next-style-name="Normal">
      <style:paragraph-properties fo:margin-left="0.677cm" fo:margin-right="0cm" fo:margin-top="0cm" fo:margin-bottom="0.423cm" fo:hyphenation-ladder-count="no-limit" fo:text-indent="-0.677cm" style:auto-text-indent="false">
        <style:tab-stops>
          <style:tab-stop style:position="0cm"/>
        </style:tab-stops>
      </style:paragraph-properties>
      <style:text-properties style:font-name-complex="Mangal" style:font-size-complex="10.5pt" fo:hyphenate="false" fo:hyphenation-remain-char-count="0" fo:hyphenation-push-char-count="0"/>
    </style:style>
    <style:style style:name="Fuente_20_de_20_párrafo_20_predeter." style:display-name="Fuente de párrafo predeter." style:family="text"/>
    <style:style style:name="Footnote_20_anchor" style:display-name="Footnote anchor" style:family="text">
      <style:text-properties style:text-position="super 67%"/>
    </style:style>
    <style:style style:name="Footnote_20_Symbol" style:display-name="Footnote Symbol" style:family="text"/>
    <style:style style:name="Numbering_20_Symbols" style:display-name="Numbering Symbols" style:family="text"/>
    <style:style style:name="Ref._20_de_20_nota_20_al_20_pie" style:display-name="Ref. de nota al pie" style:family="text" style:parent-style-name="Fuente_20_de_20_párrafo_20_predeter.">
      <style:text-properties style:text-position="super 67%"/>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Ref._20_de_20_nota_20_al_20_pie"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499cm" fo:margin-left="3cm" fo:margin-right="1.499cm" style:writing-mode="lr-tb" style:footnote-max-height="0cm">
        <style:footnote-sep style:width="0.018cm" style:adjustment="left" style:rel-width="33%" style:color="#000000"/>
      </style:page-layout-properties>
      <style:header-style/>
      <style:footer-style>
        <style:header-footer-properties fo:min-height="0.998cm" fo:margin-left="0cm" fo:margin-right="0cm" fo:margin-top="0cm" style:dynamic-spacing="true"/>
      </style:footer-style>
    </style:page-layout>
    <number:date-style style:name="N8103" number:language="es" number:country="ES">
      <number:day number:calendar="gregorian" number:style="long"/>
      <number:text>/</number:text>
      <number:month number:calendar="gregorian" number:textual="true"/>
      <number:text>/</number:text>
      <number:year number:calendar="gregorian"/>
    </number:date-style>
  </office:automatic-styles>
  <office:master-styles>
    <style:master-page style:name="Standard" style:page-layout-name="Mpm1"/>
    <style:master-page style:name="MP0" style:page-layout-name="Mpm2">
      <style:footer>
        <text:p text:style-name="Footer"><text:file-name text:display="name-and-extension">3_ConceptosTeoricos.odt</text:file-name> v.<text:editing-cycles>19</text:editing-cycles> <text:title/><text:modification-date style:data-style-name="N8103">18/ene/19</text:modification-date><text:tab/><text:tab/><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meta:initial-creator>cpa </meta:initial-creator>
    <dc:creator>Luis Miguel Cabrejas Arce</dc:creator>
    <meta:creation-date>2014-01-25T22:22:00Z</meta:creation-date>
    <dc:date>2019-01-18T17:49:20.40</dc:date>
    <meta:print-date>2015-07-18T14:21:00Z</meta:print-date>
    <meta:editing-cycles>19</meta:editing-cycles>
    <meta:editing-duration>PT5H10M36S</meta:editing-duration>
    <meta:document-statistic meta:table-count="0" meta:image-count="0" meta:object-count="0" meta:page-count="2" meta:paragraph-count="21" meta:word-count="570" meta:character-count="3756"/>
    <meta:user-defined meta:name="ZOTERO_PREF_1">&lt;data data-version="3" zotero-version="5.0.60"&gt;&lt;session id="kGRbWuLZ"/&gt;&lt;style id="http://www.zotero.org/styles/vancouver" locale="es-ES" hasBibliography="1" bibliographyStyleHasBeenSet="1"/&gt;&lt;prefs&gt;&lt;pref name="fieldType" value="Field"/&gt;&lt;/prefs&gt;&lt;/data&gt;</meta:user-defined>
    <meta:template xlink:type="simple" xlink:actuate="onRequest" xlink:title="" xlink:href="Normal.dotm"/>
  </office:meta>
</office:document-meta>
</file>